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2" svg:font-family="StarSymbol"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Calibri4" svg:font-family="Calibri"/>
    <style:font-face style:name="Calibri" svg:font-family="Calibri" style:font-adornments="Běžné"/>
    <style:font-face style:name="StarSymbol1" svg:font-family="StarSymbol"/>
    <style:font-face style:name="StarSymbol" svg:font-family="StarSymbol, 'Arial Unicode MS'"/>
    <style:font-face style:name="Tahoma2" svg:font-family="Tahoma"/>
    <style:font-face style:name="Courier New" svg:font-family="'Courier New'" style:font-family-generic="modern"/>
    <style:font-face style:name="MS Mincho" svg:font-family="'MS Mincho', 'ＭＳ 明朝'" style:font-family-generic="roman"/>
    <style:font-face style:name="Calibri2" svg:font-family="Calibri" style:font-adornments="Tučná kurzíva" style:font-pitch="variable"/>
    <style:font-face style:name="Calibri1" svg:font-family="Calibri" style:font-adornments="Tučné" style:font-pitch="variable"/>
    <style:font-face style:name="Lucida Sans Unicode1" svg:font-family="'Lucida Sans Unicode'"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Times New Roman'"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10.859cm" style:type="center"/>
          <style:tab-stop style:position="18.098cm" style:type="right"/>
        </style:tab-stops>
      </style:paragraph-properties>
    </style:style>
    <style:style style:name="P2" style:family="paragraph" style:parent-style-name="Footer">
      <style:paragraph-properties fo:text-align="end" style:justify-single-word="false" fo:padding="0cm" fo:border-left="none" fo:border-right="none" fo:border-top="0.002cm solid #000000" fo:border-bottom="none"/>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ab-stops>
          <style:tab-stop style:position="3.016cm"/>
        </style:tab-stops>
      </style:paragraph-properties>
      <style:text-properties fo:font-weight="bold" style:font-weight-asian="bold" style:font-weight-complex="bold"/>
    </style:style>
    <style:style style:name="P6" style:family="paragraph" style:parent-style-name="Standard">
      <style:paragraph-properties>
        <style:tab-stops>
          <style:tab-stop style:position="2.963cm"/>
        </style:tab-stops>
      </style:paragraph-properties>
    </style:style>
    <style:style style:name="P7" style:family="paragraph" style:parent-style-name="Standard">
      <style:paragraph-properties>
        <style:tab-stops>
          <style:tab-stop style:position="3.016cm"/>
        </style:tab-stops>
      </style:paragraph-properties>
    </style:style>
    <style:style style:name="P8" style:family="paragraph" style:parent-style-name="Standard">
      <style:paragraph-properties fo:margin-left="1.27cm" fo:margin-right="0cm" fo:text-indent="0cm" style:auto-text-indent="false"/>
    </style:style>
    <style:style style:name="P9" style:family="paragraph" style:parent-style-name="Mo_5f_NP2">
      <style:paragraph-properties fo:break-before="page"/>
    </style:style>
    <style:style style:name="P10" style:family="paragraph" style:parent-style-name="Standard">
      <style:paragraph-properties fo:break-before="page"/>
    </style:style>
    <style:style style:name="P11" style:family="paragraph" style:parent-style-name="Mo_5f_odr癰kovan_f8f1__20_text">
      <style:paragraph-properties fo:margin-left="2.63cm" fo:margin-right="0cm" fo:text-indent="0cm" style:auto-text-indent="false"/>
    </style:style>
    <style:style style:name="P12" style:family="paragraph" style:parent-style-name="Koment_30fb_řf_2f_citace">
      <style:paragraph-properties>
        <style:tab-stops>
          <style:tab-stop style:position="1.614cm"/>
        </style:tab-stops>
      </style:paragraph-properties>
    </style:style>
    <style:style style:name="P13" style:family="paragraph" style:parent-style-name="Naz_5f_Mat_5f_Ot">
      <style:text-properties style:font-name="Calibri4" fo:font-size="32pt" style:font-size-asian="32pt" style:font-size-complex="32pt" style:font-weight-complex="bold"/>
    </style:style>
    <style:style style:name="P14" style:family="paragraph" style:parent-style-name="Mo_5f_NP3">
      <style:paragraph-properties fo:margin-left="0cm" fo:margin-right="0cm" fo:text-indent="0cm" style:auto-text-indent="false"/>
    </style:style>
    <style:style style:name="P15" style:family="paragraph" style:parent-style-name="Standard" style:list-style-name="WW8Num18">
      <style:paragraph-properties>
        <style:tab-stops>
          <style:tab-stop style:position="1.27cm"/>
        </style:tab-stops>
      </style:paragraph-properties>
    </style:style>
    <style:style style:name="P16" style:family="paragraph" style:parent-style-name="Standard" style:list-style-name="WW8Num13">
      <style:paragraph-properties>
        <style:tab-stops>
          <style:tab-stop style:position="1.27cm"/>
        </style:tab-stops>
      </style:paragraph-properties>
    </style:style>
    <style:style style:name="P17" style:family="paragraph" style:parent-style-name="Standard" style:list-style-name="WW8Num14">
      <style:paragraph-properties>
        <style:tab-stops>
          <style:tab-stop style:position="1.27cm"/>
        </style:tab-stops>
      </style:paragraph-properties>
    </style:style>
    <style:style style:name="P18" style:family="paragraph" style:parent-style-name="Standard" style:list-style-name="WW8Num15">
      <style:paragraph-properties>
        <style:tab-stops>
          <style:tab-stop style:position="1.27cm"/>
        </style:tab-stops>
      </style:paragraph-properties>
    </style:style>
    <style:style style:name="P19" style:family="paragraph" style:parent-style-name="Standard" style:list-style-name="WW8Num19">
      <style:paragraph-properties>
        <style:tab-stops>
          <style:tab-stop style:position="1.27cm"/>
        </style:tab-stops>
      </style:paragraph-properties>
    </style:style>
    <style:style style:name="P20" style:family="paragraph" style:parent-style-name="Standard" style:list-style-name="WW8Num16">
      <style:paragraph-properties>
        <style:tab-stops>
          <style:tab-stop style:position="1.27cm"/>
        </style:tab-stops>
      </style:paragraph-properties>
    </style:style>
    <style:style style:name="P21" style:family="paragraph" style:parent-style-name="Standard" style:list-style-name="WW8Num4">
      <style:paragraph-properties>
        <style:tab-stops>
          <style:tab-stop style:position="1.27cm"/>
        </style:tab-stops>
      </style:paragraph-properties>
    </style:style>
    <style:style style:name="P22" style:family="paragraph" style:parent-style-name="Standard" style:list-style-name="WW8Num3">
      <style:paragraph-properties>
        <style:tab-stops>
          <style:tab-stop style:position="1.27cm"/>
        </style:tab-stops>
      </style:paragraph-properties>
    </style:style>
    <style:style style:name="P23" style:family="paragraph" style:parent-style-name="Standard" style:list-style-name="WW8Num2">
      <style:paragraph-properties>
        <style:tab-stops>
          <style:tab-stop style:position="1.27cm"/>
        </style:tab-stops>
      </style:paragraph-properties>
    </style:style>
    <style:style style:name="P24" style:family="paragraph" style:parent-style-name="Standard" style:list-style-name="WW8Num14">
      <style:paragraph-properties>
        <style:tab-stops>
          <style:tab-stop style:position="1.27cm"/>
        </style:tab-stops>
      </style:paragraph-properties>
      <style:text-properties fo:font-weight="normal" style:font-weight-asian="normal" style:font-weight-complex="normal"/>
    </style:style>
    <style:style style:name="P25" style:family="paragraph" style:parent-style-name="Standard" style:list-style-name="L1"/>
    <style:style style:name="P26" style:family="paragraph" style:parent-style-name="Standard" style:list-style-name="L1">
      <style:paragraph-properties>
        <style:tab-stops>
          <style:tab-stop style:position="3.016cm"/>
        </style:tab-stops>
      </style:paragraph-properties>
    </style:style>
    <style:style style:name="P27" style:family="paragraph" style:parent-style-name="Standard" style:list-style-name="L1">
      <style:paragraph-properties>
        <style:tab-stops>
          <style:tab-stop style:position="3.016cm"/>
          <style:tab-stop style:position="8.281cm"/>
        </style:tab-stops>
      </style:paragraph-properties>
    </style:style>
    <style:style style:name="P28" style:family="paragraph" style:parent-style-name="Standard" style:list-style-name="WW8Num5">
      <style:paragraph-properties>
        <style:tab-stops>
          <style:tab-stop style:position="1.249cm"/>
        </style:tab-stops>
      </style:paragraph-properties>
    </style:style>
    <style:style style:name="P29" style:family="paragraph" style:parent-style-name="Standard" style:list-style-name="WW8Num17">
      <style:paragraph-properties>
        <style:tab-stops>
          <style:tab-stop style:position="1.905cm"/>
        </style:tab-stops>
      </style:paragraph-properties>
    </style:style>
    <style:style style:name="P30" style:family="paragraph" style:parent-style-name="Standard" style:list-style-name="WW8Num16">
      <style:paragraph-properties>
        <style:tab-stops>
          <style:tab-stop style:position="1.27cm"/>
        </style:tab-stops>
      </style:paragraph-properties>
      <style:text-properties fo:font-weight="bold" style:font-weight-asian="bold"/>
    </style:style>
    <style:style style:name="P31" style:family="paragraph" style:parent-style-name="Standard" style:list-style-name="WW8Num12"/>
    <style:style style:name="P32" style:family="paragraph" style:parent-style-name="Text_20_body" style:list-style-name="WW8Num11">
      <style:paragraph-properties>
        <style:tab-stops>
          <style:tab-stop style:position="1.27cm"/>
        </style:tab-stops>
      </style:paragraph-properties>
    </style:style>
    <style:style style:name="P33" style:family="paragraph" style:parent-style-name="Text_20_body" style:list-style-name="WW8Num13">
      <style:paragraph-properties>
        <style:tab-stops>
          <style:tab-stop style:position="1.27cm"/>
        </style:tab-stops>
      </style:paragraph-properties>
    </style:style>
    <style:style style:name="P34" style:family="paragraph" style:parent-style-name="Text_20_body" style:list-style-name="WW8Num6">
      <style:paragraph-properties fo:margin-top="0cm" fo:margin-bottom="0cm">
        <style:tab-stops>
          <style:tab-stop style:position="1.27cm"/>
        </style:tab-stops>
      </style:paragraph-properties>
    </style:style>
    <style:style style:name="P35" style:family="paragraph" style:parent-style-name="Text_20_body" style:list-style-name="WW8Num7">
      <style:paragraph-properties fo:margin-top="0cm" fo:margin-bottom="0cm">
        <style:tab-stops>
          <style:tab-stop style:position="1.27cm"/>
        </style:tab-stops>
      </style:paragraph-properties>
    </style:style>
    <style:style style:name="P36" style:family="paragraph" style:parent-style-name="Text_20_body" style:list-style-name="WW8Num8">
      <style:paragraph-properties fo:margin-top="0cm" fo:margin-bottom="0cm">
        <style:tab-stops>
          <style:tab-stop style:position="1.27cm"/>
        </style:tab-stops>
      </style:paragraph-properties>
    </style:style>
    <style:style style:name="P37" style:family="paragraph" style:parent-style-name="Text_20_body" style:list-style-name="WW8Num9">
      <style:paragraph-properties fo:margin-top="0cm" fo:margin-bottom="0cm">
        <style:tab-stops>
          <style:tab-stop style:position="1.27cm"/>
        </style:tab-stops>
      </style:paragraph-properties>
    </style:style>
    <style:style style:name="P38" style:family="paragraph" style:parent-style-name="Text_20_body" style:list-style-name="WW8Num10">
      <style:paragraph-properties fo:margin-top="0cm" fo:margin-bottom="0cm">
        <style:tab-stops>
          <style:tab-stop style:position="1.27cm"/>
        </style:tab-stops>
      </style:paragraph-properties>
    </style:style>
    <style:style style:name="P39" style:family="paragraph" style:parent-style-name="Text_20_body" style:list-style-name="WW8Num13">
      <style:paragraph-properties fo:margin-top="0cm" fo:margin-bottom="0cm">
        <style:tab-stops>
          <style:tab-stop style:position="1.27cm"/>
        </style:tab-stops>
      </style:paragraph-properties>
    </style:style>
    <style:style style:name="P40" style:family="paragraph" style:parent-style-name="Text_20_body" style:list-style-name="WW8Num12">
      <style:paragraph-properties fo:margin-top="0cm" fo:margin-bottom="0cm">
        <style:tab-stops>
          <style:tab-stop style:position="1.247cm"/>
        </style:tab-stops>
      </style:paragraph-properties>
    </style:style>
    <style:style style:name="P41" style:family="paragraph" style:parent-style-name="Naz_5f_Mat_5f_Ot" style:master-page-name="Standard">
      <style:paragraph-properties fo:margin-top="0.423cm" fo:margin-bottom="0.423cm" style:page-number="auto"/>
      <style:text-properties fo:font-size="32pt" style:font-size-asian="32pt" style:font-size-complex="32pt" style:font-weight-complex="bold"/>
    </style:style>
    <style:style style:name="P42" style:family="paragraph" style:parent-style-name="Mo_5f_NP3">
      <style:paragraph-properties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fr1" style:family="graphic" style:parent-style-name="Frame">
      <style:graphic-properties fo:margin-left="0cm" fo:margin-right="0cm"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3">Technologie procesoru Intel 80386</text:p>
      <text:section text:style-name="Sect1" text:name="Sekce1">
        <text:p text:style-name="Contents_20_3"/>
      </text:section>
      <text:section text:style-name="Sect2" text:name="Sekce2">
        <text:p text:style-name="Mo_5f_NP1">Otázky</text:p>
        <text:p text:style-name="Mo_5f_NP2">První část – Základní parametry</text:p>
        <text:p text:style-name="Mo_5f_odr癰kovan_f8f1__20_text">Obecně</text:p>
        <text:p text:style-name="Mo_5f_odr癰kovan_f8f1__20_text">Základní parametry</text:p>
        <text:p text:style-name="Mo_5f_odr癰kovan_f8f1__20_text">Architektura</text:p>
        <text:p text:style-name="Mo_5f_odr癰kovan_f8f1__20_text">Módy činnosti</text:p>
        <text:p text:style-name="Mo_5f_NP2">Registry, adresace paměť</text:p>
        <text:p text:style-name="Mo_5f_odr癰kovan_f8f1__20_text">Registry</text:p>
        <text:p text:style-name="Mo_5f_odr癰kovan_f8f1__20_text">Adresace paměti</text:p>
        <text:p text:style-name="Mo_5f_odr癰kovan_f8f1__20_text">Ukazatel</text:p>
        <text:p text:style-name="Mo_5f_odr癰kovan_f8f1__20_text">Tabulky popisovačů objektů</text:p>
        <text:p text:style-name="Mo_5f_NP2">Přerušení, obsluha výjimek</text:p>
        <text:p text:style-name="Mo_5f_odr癰kovan_f8f1__20_text">Obecně</text:p>
        <text:p text:style-name="Mo_5f_odr癰kovan_f8f1__20_text">Výjimky</text:p>
        <text:p text:style-name="Mo_5f_odr癰kovan_f8f1__20_text">Obsluha přerušení</text:p>
        <text:p text:style-name="Mo_5f_odr癰kovan_f8f1__20_text">Mechanismus obsluhy</text:p>
        <text:p text:style-name="Mo_5f_odr癰kovan_f8f1__20_text"/>
        <text:p text:style-name="P11"/>
        <text:p text:style-name="P9">První část - Základní parametry</text:p>
        <text:p text:style-name="Mo_5f_NP3">Obecně</text:p>
        <text:p text:style-name="Standard">Procesor 80386 je první 32 bitový procesor od firmy Intel.</text:p>
        <text:p text:style-name="Mo_5f_NP3"/>
        <text:p text:style-name="Mo_5f_NP3">Základní parametry</text:p>
        <text:p text:style-name="Standard"><text:span text:style-name="T1">Uvedení na trh:</text:span> 1985</text:p>
        <text:p text:style-name="Standard"><text:span text:style-name="T1">Hodinová frekvence:</text:span> 16 – 33 MHz</text:p>
        <text:p text:style-name="Standard"><text:span text:style-name="T1">Výkon</text:span>: 6 - 15 MIPS (instrukcí za sekundu)</text:p>
        <text:p text:style-name="Standard"><text:span text:style-name="T1">Vnitřní datová sběrnice:</text:span> <text:s/>32 bitová</text:p>
        <text:p text:style-name="Standard"><text:span text:style-name="T1">Vnější datová sběrnice:</text:span> <text:s/>32 bitová</text:p>
        <text:p text:style-name="Standard"><text:span text:style-name="T1">Adresová sběrnice:</text:span> <text:s/>32 bitová → adresace až 4GB paměti (64TB virtuální)</text:p>
        <text:p text:style-name="Standard"><text:span text:style-name="T1">Napájecí napětí:</text:span> <text:s/>+5V</text:p>
        <text:p text:style-name="Standard"><text:span text:style-name="T1">Počet tranzistorů:</text:span> <text:s/>275 000</text:p>
        <text:p text:style-name="Standard"><text:span text:style-name="T1">Pouzdro:</text:span> <text:s/>PGA, 132 vývodů, keramické</text:p>
        <text:p text:style-name="Standard"><text:span text:style-name="T1">Architektura:</text:span> <text:s/>CISC</text:p>
        <text:p text:style-name="Standard"/>
        <text:p text:style-name="Mo_5f_NP3">Architektura</text:p>
        <text:p text:style-name="Standard">Procesor je složen ze 6 nezávislých paralelně pracujících jednotek:</text:p>
        <text:list text:style-name="WW8Num6">
          <text:list-item>
            <text:p text:style-name="P34"><text:bookmark-start text:name="80386"/><text:span text:style-name="T1">BIU</text:span><text:bookmark-end text:name="80386"/> (<text:span text:style-name="T3">B</text:span>us <text:span text:style-name="T3">I</text:span>nterface <text:span text:style-name="T3">U</text:span>nit - jednotka styku se sběrnicí): Tato jednotka je branou mikroprocesoru k okolnímu světu. Všechny ostatní jednotky procesoru využívají tuto jednotku pro přenos dat mezi procesorem a okolím. Protože BIU pracuje výhradně s fyzickými adresami, je nutné, aby adresa, která je poskytována k provedení operace, byla nejprve převedena na fyzickou adresu. </text:p>
          </text:list-item>
        </text:list>
        <text:list text:style-name="WW8Num7">
          <text:list-item>
            <text:p text:style-name="P35"><text:bookmark-start text:name="803861"/><text:span text:style-name="T1">IPU</text:span><text:bookmark-end text:name="803861"/><text:span text:style-name="T1"> </text:span>(<text:span text:style-name="T3">I</text:span>nstruction <text:span text:style-name="T3">P</text:span>refetch <text:span text:style-name="T3">U</text:span>nit - jednotka předvýběru instrukcí): Tato jednotka se stará o naplňování šestnáctibytové fronty předvybraných instrukcí pro IDU. IPU nepřetržitě požaduje po vyzvednutí instrukce z fronty IDU, aby BIU doplnila frontu z následující adresy. Instrukce jsou do fronty zapisovány po 4 bytech. V případě provedení instrukce, která způsobí skok, provede IPU vyprázdnění celé fronty a další plnění se provádí od nové adresy. </text:p>
          </text:list-item>
        </text:list>
        <text:list text:style-name="WW8Num8">
          <text:list-item>
            <text:p text:style-name="P36"><text:bookmark-start text:name="803862"/><text:span text:style-name="T1">IDU</text:span><text:bookmark-end text:name="803862"/><text:span text:style-name="T1"> </text:span>(<text:span text:style-name="T3">I</text:span>nstruction <text:span text:style-name="T3">D</text:span>ecode <text:span text:style-name="T3">U</text:span>nit - jednotka pro dekódování instrukcí): Jednotka, která má podobnou funkci jako IPU. Vyzvedne z fronty naplněné IPU první byte instrukce a podle něj zjistí délku celé instrukce (může být dlouhá až 16 B). Pak vyzvedne z fronty celou instrukci (popř. požádá BIU o doplnění chybějící části) a převede ji na vnitřní formát. Takto dekódovanou instrukci umístí do své fronty dekódovaných instrukcí, která je schopna pojmout až 3 dekódované instrukce. Zde je instrukce uložena pro potřebu EU. </text:p>
          </text:list-item>
        </text:list>
        <text:list text:style-name="WW8Num9">
          <text:list-item>
            <text:p text:style-name="P37"><text:bookmark-start text:name="803863"/><text:span text:style-name="T1">EU</text:span><text:bookmark-end text:name="803863"/> (<text:span text:style-name="T3">E</text:span>xecution <text:span text:style-name="T3">U</text:span>nit - prováděcí jednotka): Jednotka, která provádí vlastní výpočty. Jejím jádrem je <text:span text:style-name="T1">ALU</text:span> (<text:span text:style-name="T3">A</text:span>rithmetic - <text:span text:style-name="T3">L</text:span>ogic <text:span text:style-name="T3">U</text:span>nit), která obsahuje obvody potřebné k aritmetickým a logickým operacím a k provádění instrukcí. Obsahuje také sadu registrů procesoru. Posledním úkolem EU je informovat BIU, že výsledek je potřeba zapsat do operační paměti nebo na periferní zařízení. </text:p>
          </text:list-item>
        </text:list>
        <text:list text:style-name="WW8Num10">
          <text:list-item>
            <text:p text:style-name="P38"><text:bookmark-start text:name="803864"/><text:span text:style-name="T1">SU</text:span><text:bookmark-end text:name="803864"/> (<text:span text:style-name="T3">S</text:span>egmentation <text:span text:style-name="T3">U</text:span>nit - jednotka segmentace): Tato jednotka má význam především v chráněném a virtuálním režimu, kdy provádí převod virtuální (logické) adresy na adresu lineární. </text:p>
          </text:list-item>
        </text:list>
        <text:list text:style-name="WW8Num11">
          <text:list-item>
            <text:p text:style-name="P32"><text:bookmark-start text:name="803865"/><text:span text:style-name="T1">PU</text:span><text:bookmark-end text:name="803865"/> (<text:span text:style-name="T3">P</text:span>aging <text:span text:style-name="T3">U</text:span>nit - stránkovací jednotka): Jednotka, která se uplatňuje pouze v chráněném a virtuálním režimu, a to jenom při zapnutém režimu stránkování. Potom PU provádí převod lineární adresy dané SU na adresu fyzickou. Ke své činnosti využívá rychlou vyrovnávací paměť TLB. </text:p>
          </text:list-item>
        </text:list>
        <text:p text:style-name="Mo_5f_odr癰kovan_f8f1__20_text"><text:soft-page-break/><draw:frame draw:style-name="fr2" draw:name="obrázky1" text:anchor-type="as-char" svg:width="15.875cm" svg:height="10.583cm" draw:z-index="0"><draw:image xlink:href="http://www.fi.muni.cz/usr/pelikan/ARCHIT/PICTURES/PROCES/80386.GIF" xlink:type="simple" xlink:show="embed" xlink:actuate="onLoad"/></draw:frame> <text:s/></text:p>
        <text:p text:style-name="Mo_5f_odr癰kovan_f8f1__20_text"/>
        <text:p text:style-name="Mo_5f_odr癰kovan_f8f1__20_text"/>
        <text:p text:style-name="Mo_5f_NP3">Módy činnosti</text:p>
        <text:list text:style-name="WW8Num18">
          <text:list-item>
            <text:p text:style-name="P15"><text:span text:style-name="T1">reálný režim:</text:span> plně kompatibilní s procesorem I8086. Procesor simuluje I8086.</text:p>
          </text:list-item>
          <text:list-item>
            <text:p text:style-name="P15"><text:span text:style-name="T1">chráněný režim (protected mode) -</text:span> nativní formát plně slučitelný s procesorem I80286. Dnes nejpoužívanější.</text:p>
          </text:list-item>
          <text:list-item>
            <text:p text:style-name="P15"><text:span text:style-name="T1">virtuální režim -</text:span> v tomto režimu procesor 80386 pracuje podobně jako procesor 8086 (8088), ale je plně podřízen režimu chráněnému. Je možné takto virtualizovat 1 MB operační paměti, který mohl adresovat procesor 8086 a uložit jej kamkoliv do 4 GB operační paměti. Umožňuje v rámci chráněného módu spouštět programy určené původně pro procesor 8086 bez rekompilace. (Dosovské okno v systému Windows)</text:p>
          </text:list-item>
        </text:list>
        <text:p text:style-name="Mo_5f_NP2">Registry, adresace paměti</text:p>
        <text:p text:style-name="Mo_5f_NP3">Registry</text:p>
        <text:p text:style-name="Standard"><text:span text:style-name="T2">Univerzální - u</text:span><text:span text:style-name="T4">niverzální registry může programátor využít jakkoli.</text:span><text:span text:style-name="T2"> </text:span></text:p>
        <text:list text:style-name="WW8Num13">
          <text:list-item>
            <text:p text:style-name="P16">AX - akumulátor (řada instrukcí ho má jako implicitní operand) </text:p>
          </text:list-item>
          <text:list-item>
            <text:p text:style-name="P39">BX - bázový registr (tj. dá se využít pro adresaci) </text:p>
          </text:list-item>
          <text:list-item>
            <text:p text:style-name="P39">CX - čítač (tj. určený pro počítání cyklů) </text:p>
          </text:list-item>
          <text:list-item>
            <text:p text:style-name="P33">DX - rozšíření akumulátoru </text:p>
          </text:list-item>
        </text:list>
        <text:p text:style-name="Standard"><text:span text:style-name="T2">Indexové - </text:span>Tyto registry slouží primárně pro adresaci v paměti </text:p>
        <text:list text:style-name="WW8Num14">
          <text:list-item>
            <text:p text:style-name="P24">ESI - source index - index pro zdroj (tj. pro čtení)</text:p>
          </text:list-item>
          <text:list-item>
            <text:p text:style-name="P17">EDI - destination index - index pro cíl (tj. pro zápis) </text:p>
          </text:list-item>
          <text:list-item>
            <text:p text:style-name="P17">EBP - určen jako ukazatel na záznam aktivní procedury na zásobníku (tím, že se implicitně spojoval s SS) </text:p>
          </text:list-item>
          <text:list-item>
            <text:p text:style-name="P17">ESP - ukazatel vrcholu zásobníku </text:p>
          </text:list-item>
          <text:list-item>
            <text:p text:style-name="P17">EIP - ukazatel kódu následující instrukce. Nelze k němu přímo přistupovat (jen pomocí instrukcí skoků) </text:p>
          </text:list-item>
        </text:list>
        <text:p text:style-name="Standard"/>
        <text:p text:style-name="P10"><text:span text:style-name="T2">Segmentové - </text:span>Slouží k ukládání adresy segmentu – pomocí nich se adresuje paměť. Jejich viditelná <text:tab/><text:tab/><text:tab/>(přístupná) část je pouze 16bitová. </text:p>
        <text:list text:style-name="WW8Num15">
          <text:list-item>
            <text:p text:style-name="P18">CS - segment kódu </text:p>
          </text:list-item>
          <text:list-item>
            <text:p text:style-name="P18">DS - datový segment </text:p>
          </text:list-item>
          <text:list-item>
            <text:p text:style-name="P18">ES - extra segment </text:p>
          </text:list-item>
          <text:list-item>
            <text:p text:style-name="P18">SS - zásobníkový (stack) segment </text:p>
          </text:list-item>
          <text:list-item>
            <text:p text:style-name="P18">FS a GS</text:p>
          </text:list-item>
        </text:list>
        <text:p text:style-name="Standard"/>
        <text:p text:style-name="Standard"><text:span text:style-name="T2">Registr příznaků - </text:span>Ukládají se do něj informace o stavu procesoru, úspěšnosti provedených instrukcí, atd. </text:p>
        <text:list text:style-name="WW8Num19">
          <text:list-item>
            <text:p text:style-name="P19"><text:span text:style-name="T6">ZF (Zero Flag)</text:span><text:span text:style-name="T5"> – Příznak se nastaví, je-li výsledek operace nulový. </text:span></text:p>
          </text:list-item>
          <text:list-item>
            <text:p text:style-name="P19"><text:span text:style-name="T6">DF (Direction Flag)</text:span><text:span text:style-name="T5"> – Určuje směr zpracování řetězců. Je-li nastaven v jedničce, obsah registrů SI a DI se po provedení řetězcové operace sníží (řetězec se zpracovává odzadu).</text:span></text:p>
          </text:list-item>
          <text:list-item>
            <text:p text:style-name="P19"><text:span text:style-name="T6">PF (Parity Flag)</text:span><text:span text:style-name="T5"> – Příznak se nastaví, jestliže dolních 8 bitů výsledku prováděné instrukce má sudý počet jedniček (neznamená, že číslo je sudé). </text:span></text:p>
          </text:list-item>
          <text:list-item>
            <text:p text:style-name="P19"><text:span text:style-name="T6">IF (Interrupt Flag)</text:span><text:span text:style-name="T5"> – Povoluje </text:span><text:a xlink:type="simple" xlink:href="http://cs.wikipedia.org/wiki/IRQ"><text:span text:style-name="Internet_20_link"><text:span text:style-name="T5">externí přerušení</text:span></text:span></text:a><text:span text:style-name="T5">. </text:span></text:p>
          </text:list-item>
          <text:list-item>
            <text:p text:style-name="P19"><text:span text:style-name="T6">CF (Carry Flag)</text:span><text:span text:style-name="T5"> – Příznak se nastaví, jestliže při provádění operace došlo k přenosu z nejvyššího bitu. Používá se také při instrukcích posunu a rotace. </text:span></text:p>
          </text:list-item>
          <text:list-item>
            <text:p text:style-name="P19"><text:span text:style-name="T6">AF (Auxiliary Flag)</text:span><text:span text:style-name="T5"> – Příznak se používá při BCD v aritmetice a to při přenosu z 3. do 4. bitu.</text:span></text:p>
          </text:list-item>
          <text:list-item>
            <text:p text:style-name="P19"><text:span text:style-name="T6">SF (Sign Flag)</text:span><text:span text:style-name="T5"> – Je-li výsledek operace záporný, příznak se nastaví do jedničky. Je to v podstatě kopie nejvyššího bitu výsledku. (příznak znaménka +, -)</text:span></text:p>
          </text:list-item>
          <text:list-item>
            <text:p text:style-name="P19"><text:span text:style-name="T6">OF (Overflow Flag)</text:span><text:span text:style-name="T5"> - Příznak se zastaví do jedničky, došlo-li v průběhu provádění instrukce k aritmetickému přeplnění, tzn., že výsledek se nevejde do určeného místa.</text:span></text:p>
          </text:list-item>
          <text:list-item>
            <text:p text:style-name="P19"><text:span text:style-name="T6">TF (Trap Flag)</text:span><text:span text:style-name="T5"> – Tento příznak se používá pro účely ladění, jeho nastavení způsobí, že procesor po provedení každé instrukce vygeneruje </text:span><text:a xlink:type="simple" xlink:href="http://cs.wikipedia.org/wiki/Přerušení"><text:span text:style-name="Internet_20_link"><text:span text:style-name="T5">přerušení</text:span></text:span></text:a><text:span text:style-name="T5"> INT1. </text:span></text:p>
          </text:list-item>
        </text:list>
        <text:p text:style-name="P8"/>
        <text:p text:style-name="P4">Další registry:</text:p>
        <text:p text:style-name="Standard">Skupina registrů systémových adres – GDTR, LDR, IDTR, TR – báze rozšířena na 32 bitů</text:p>
        <text:p text:style-name="Standard">Řídící registry – CR0, CR1, CR2, CR3 – 32 bitové</text:p>
        <text:p text:style-name="Standard">Ladící registry – DR0, DR1, DR2, DR3 – uložení lineárních adres ladících bodů</text:p>
        <text:p text:style-name="Standard">Stavový registr – DR6</text:p>
        <text:p text:style-name="Standard">Příkazový registr – DR7</text:p>
        <text:p text:style-name="Standard">Pro testování a ladění mechanizmu stránkování – TR6, TR7 – 32 bitové</text:p>
        <text:p text:style-name="Standard"/>
        <text:p text:style-name="Mo_5f_NP3">Adresace</text:p>
        <text:p text:style-name="Standard"><text:span text:style-name="T1">Reálný mód</text:span> – Fyzická adresa = segmentový registr * 16 (posunutí o 4 řády do leva) + offset </text:p>
        <text:p text:style-name="Standard"><text:span text:style-name="T1">Chráněný mód</text:span> – Hodnota segmentového registru je ukazatel do tabulky popisovačů</text:p>
        <text:p text:style-name="P7"/>
        <text:p text:style-name="P5">Tabulka popisovačů obsahuje:</text:p>
        <text:list text:style-name="L1">
          <text:list-item>
            <text:p text:style-name="P26">Adresu počátku bloku paměti (segment) – 32 bitů</text:p>
          </text:list-item>
          <text:list-item>
            <text:p text:style-name="P27">Limit (maximální velikost segmentu)– 20 bitů</text:p>
          </text:list-item>
          <text:list-item>
            <text:p text:style-name="P25">Vlastnosti – 12 bitů</text:p>
          </text:list-item>
        </text:list>
        <text:p text:style-name="P12"><text:tab/></text:p>
        <text:p text:style-name="Koment_30fb_řf_2f_citace"/>
        <text:p text:style-name="Mo_5f_NP3">Formát ukazatele (obsah viditelné části segmentového registru)</text:p>
        <text:p text:style-name="Standard"><text:span text:style-name="T1">Bity 0 – 1:</text:span> Úroveň oprávnění (RPL)</text:p>
        <text:list text:style-name="WW8Num5">
          <text:list-item>
            <text:p text:style-name="P28">Úroveň 0 – Jádro OS, řízení CPU</text:p>
          </text:list-item>
          <text:list-item>
            <text:p text:style-name="P28">Úroveň 1 – Služby OS: přidělování prostředků, plánování úloh</text:p>
          </text:list-item>
          <text:list-item>
            <text:p text:style-name="P28">Úroveň 2 – Systémové programy z knihoven, souborový systém</text:p>
          </text:list-item>
          <text:list-item>
            <text:p text:style-name="P28">Úroveň 3 – Uživatelské aplikace</text:p>
          </text:list-item>
        </text:list>
        <text:p text:style-name="Standard"><text:span text:style-name="T1">Bit 2:</text:span> Volba tabulky popisovačů (TI)</text:p>
        <text:p text:style-name="Standard"><text:span text:style-name="T1">Bity 3 – 15:</text:span> Index do tabulky popisovačů <text:s/>(selektor)</text:p>
        <text:p text:style-name="Mo_5f_NP3"/>
        <text:p text:style-name="P42">Tabulky popisovačů objektů</text:p>
        <text:p text:style-name="Standard">2 třídy:</text:p>
        <text:list text:style-name="WW8Num16">
          <text:list-item>
            <text:p text:style-name="P20"><text:span text:style-name="T1">Systém</text:span> </text:p>
          </text:list-item>
        </text:list>
        <text:list text:style-name="WW8Num17">
          <text:list-item>
            <text:p text:style-name="P29"><text:s/><text:span text:style-name="T2">Tabulka popisovačů pro přerušení (IDT)</text:span> – Začátek tabulky a její limit udává systémový registr <text:span text:style-name="T1">IDTR</text:span></text:p>
          </text:list-item>
        </text:list>
        <text:list text:style-name="WW8Num16">
          <text:list-item text:start-value="1">
            <text:p text:style-name="P30">Segment</text:p>
          </text:list-item>
        </text:list>
        <text:list text:style-name="WW8Num17">
          <text:list-item text:start-value="1">
            <text:p text:style-name="P29"><text:span text:style-name="T1">Globální tabulka popisovačů objektů <text:s/>(GDT) – </text:span><text:s/>Počátek tabulky a její limit v paměti je dán obsahem systémového registru <text:span text:style-name="T1">GDTR</text:span>. Jsou v umístěny objekty mající <text:span text:style-name="T3">všeobecnou</text:span> platnost</text:p>
          </text:list-item>
          <text:list-item>
            <text:p text:style-name="P29"><text:span text:style-name="T1">Lokální tabulka popisovačů objektů <text:s/>(GDT) – </text:span><text:s/>Počátek tabulky a její limit v paměti je dán obsahem systémového registru <text:span text:style-name="T1">LDTR</text:span>. Jsou v umístěny objekty mající <text:span text:style-name="T3">místní</text:span> platnost</text:p>
          </text:list-item>
        </text:list>
        <text:p text:style-name="Mo_5f_NP3"/>
        <text:p text:style-name="P14"><draw:frame draw:style-name="fr3" draw:name="obrázky2" text:anchor-type="paragraph" svg:width="14.896cm" svg:height="8.625cm" draw:z-index="1"><draw:image xlink:href="http://www.fi.muni.cz/usr/pelikan/ARCHIT/PICTURES/PROCES/ADR80386.GIF" xlink:type="simple" xlink:show="embed" xlink:actuate="onLoad"/></draw:frame> <text:s/></text:p>
        <text:p text:style-name="Mo_5f_NP3">Stránkování</text:p>
        <text:p text:style-name="Standard">Rozdíl mezi segmentováním a stránkováním je jiný způsob práce s pamětí. Segmentováním se programy a data dělí na různě velké segmenty. Při stránkování se ale paměť dělí na stránky pevné velikosti. Mechanismus stránkování funguje tak, že celá virtuální paměť (část pevného disku), kterou proces používá, je rozdělena na stejně velké oblasti. Ve fyzické paměti RAM je vyhrazena oblast, obsahující určitý počet stejně velkých oblastí – rámů. Platí pravidlo, že do jednoho rámu lze umístit jen jednu stránku. Pokud program pracuje a potřebuje data z virtuální paměti, přesunou se příslušné stránky do rámů. <text:s/>Stránkovací jednotka přepočítává lineární adresu na číslo rámu, ve kterém je teď stránka uložena. Jedna stránka má velikost 4kB a tudíž jeden rám má stejnou velikost. </text:p>
        <text:p text:style-name="Mo_5f_NP3"><text:s text:c="19"/></text:p>
        <text:p text:style-name="Text_20_body">32bitová lineární adresa je rozdělena na tři části: </text:p>
        <text:list text:style-name="WW8Num12">
          <text:list-item>
            <text:p text:style-name="P40"><text:span text:style-name="T1">Adresář</text:span>: tvořen nejvyššími 10 bity, slouží jako index tabulky zvané adresář, odkud je vybrána 20bitová báze tabulky stránek. </text:p>
          </text:list-item>
          <text:list-item>
            <text:p text:style-name="P40"><text:span text:style-name="T1">Tabulka</text:span>: tvořena nižšími 10 bity, slouží jako index do tabulky stránek. Z této tabulky se vyzvedne 20 bitová báze stránky, která tvoří 20 nejvyšších bitů fyzické adresy. </text:p>
          </text:list-item>
          <text:list-item>
            <text:p text:style-name="P31"><text:span text:style-name="T1">Offset</text:span>: tvořen nejnižšími 12 bity. Offset je potom sečten s o 12 bitů posunutou (vynásobenou 4096) bází stránky tak, že tvoří nejnižších 12 bitů fyzické adresy. </text:p>
          </text:list-item>
        </text:list>
        <text:p text:style-name="Mo_5f_NP2"/>
        <text:p text:style-name="P9">Přerušení, obsluha výjimek</text:p>
        <text:p text:style-name="Mo_5f_NP3">Obecně</text:p>
        <text:list text:style-name="WW8Num4">
          <text:list-item>
            <text:p text:style-name="P21"><text:span text:style-name="T1">Přerušení</text:span> = Žádost o obsluhu, generovanou jak HW tak SW</text:p>
          </text:list-item>
        </text:list>
        <text:p text:style-name="P6"><text:tab/>= Asynchronní událost, jež vyžaduje neodkladnou obsluhu</text:p>
        <text:list text:style-name="WW8Num4">
          <text:list-item text:start-value="1">
            <text:p text:style-name="P21"><text:span text:style-name="T1">Výjimka</text:span> = stav, který nastává, detekuje-li procesor nějaký chybový stav</text:p>
          </text:list-item>
        </text:list>
        <text:p text:style-name="Mo_5f_NP3"/>
        <text:p text:style-name="Mo_5f_NP3">Výjimky</text:p>
        <text:list text:style-name="WW8Num3">
          <text:list-item>
            <text:p text:style-name="P22"><text:span text:style-name="T1">Fault</text:span> – Lze lokalizovat <text:s/>mohou být ošetřeny, vykonávání může pokračovat. Řízení vráceno <text:span text:style-name="T3">za</text:span> instrukci, která stav způsobila. Např. přetečení.</text:p>
          </text:list-item>
          <text:list-item>
            <text:p text:style-name="P22"><text:span text:style-name="T1">Trap </text:span>– Lze lokalizovat ¨ mohou být ošetřeny, vykonávání může pokračovat. Řízení vráceno <text:span text:style-name="T3">před</text:span> instrukci, která stav způsobila. Např. dělení nulou.</text:p>
          </text:list-item>
          <text:list-item>
            <text:p text:style-name="P22"><text:span text:style-name="T1">Abort</text:span> – Fatální. Nelze jednoznačně identifikovat. Úloha je ukončena</text:p>
          </text:list-item>
        </text:list>
        <text:p text:style-name="Standard"/>
        <text:p text:style-name="Mo_5f_NP3">Obsluha přerušení</text:p>
        <text:p text:style-name="P3">v chráněném módu:</text:p>
        <text:p text:style-name="Standard"><text:s text:c="2"/>a) <text:span text:style-name="T1">procedurou</text:span></text:p>
        <text:list text:style-name="WW8Num2">
          <text:list-item>
            <text:p text:style-name="P23">jednodušší</text:p>
          </text:list-item>
          <text:list-item>
            <text:p text:style-name="P23">do zásobníku se uloží registr příznaků, návratová adresa a řízení se předá segmentu obsluhy přerušení</text:p>
          </text:list-item>
        </text:list>
        <text:p text:style-name="Standard"><text:s text:c="2"/>b) <text:span text:style-name="T1">úlohou</text:span></text:p>
        <text:p text:style-name="Standard"><text:s text:c="6"/>- probíhá stejně jako kterákoli jiná úloha v systému</text:p>
        <text:p text:style-name="Standard"><text:s text:c="6"/>- vykonávání stávající úlohy je pozastaveno (suspend, uložení kontextu) a dojde k přepnutí úlohy</text:p>
        <text:p text:style-name="Standard"><text:s text:c="8"/>obsluhy příslušného přerušení nebo výjimky</text:p>
        <text:p text:style-name="Standard"/>
        <text:p text:style-name="Mo_5f_NP3">Mechanismus obsluhy</text:p>
        <text:p text:style-name="Standard"><draw:frame draw:style-name="fr1" draw:name="Rámec1" text:anchor-type="paragraph" svg:x="1.132cm" svg:y="2.536cm" svg:width="15.619cm" draw:z-index="2"><draw:text-box fo:min-height="9.241cm"><text:p text:style-name="Illustration"><draw:frame draw:style-name="fr4" draw:name="obrázky3" text:anchor-type="paragraph" svg:x="0.004cm" svg:y="-0.672cm" svg:width="15.619cm" style:rel-width="100%" svg:height="9.241cm" style:rel-height="scale" draw:z-index="3"><draw:image xlink:href="http://www.fi.muni.cz/usr/pelikan/ARCHIT/PICTURES/PROCES/STR80386.GIF" xlink:type="simple" xlink:show="embed" xlink:actuate="onLoad"/></draw:frame>Ilustrace <text:sequence text:ref-name="refIllustration0" text:name="Illustration" text:formula="ooow:Illustration+1" style:num-format="1">1</text:sequence>: Stránkování</text:p></draw:text-box></draw:frame>Registr IDTR ukazuje na tabulku popisovačů přerušení IDT, tady jsou potom pouze objekty typu systé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Calibri4" svg:font-family="Calibri"/>
    <style:font-face style:name="Calibri" svg:font-family="Calibri" style:font-adornments="Běžné"/>
    <style:font-face style:name="StarSymbol1" svg:font-family="StarSymbol"/>
    <style:font-face style:name="StarSymbol" svg:font-family="StarSymbol, 'Arial Unicode MS'"/>
    <style:font-face style:name="Tahoma2" svg:font-family="Tahoma"/>
    <style:font-face style:name="Courier New" svg:font-family="'Courier New'" style:font-family-generic="modern"/>
    <style:font-face style:name="MS Mincho" svg:font-family="'MS Mincho', 'ＭＳ 明朝'" style:font-family-generic="roman"/>
    <style:font-face style:name="Calibri2" svg:font-family="Calibri" style:font-adornments="Tučná kurzíva" style:font-pitch="variable"/>
    <style:font-face style:name="Calibri1" svg:font-family="Calibri" style:font-adornments="Tučné" style:font-pitch="variable"/>
    <style:font-face style:name="Lucida Sans Unicode1" svg:font-family="'Lucida Sans Unicode'"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Times New Roman'"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libri" fo:font-size="11pt" fo:language="cs" fo:country="CZ"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eznam_20_s_20_odr癰kami" style:class="text" style:default-outline-level="1">
      <style:paragraph-properties fo:margin-left="0cm" fo:margin-right="0cm" fo:margin-top="0.635cm" fo:margin-bottom="0.212cm" fo:keep-together="always" fo:text-indent="0cm" style:auto-text-indent="false" fo:keep-with-next="always"/>
      <style:text-properties fo:color="#800000" style:font-name="Arial" fo:font-size="16pt" fo:font-weight="bold" style:font-size-asian="16pt" style:font-weight-asian="bold" style:font-name-complex="Arial" style:font-size-complex="16pt" style:font-weight-complex="bold"/>
    </style:style>
    <style:style style:name="Heading_20_2" style:display-name="Heading 2" style:family="paragraph" style:parent-style-name="Standard" style:next-style-name="Seznam_20_s_20_odr癰kami_20_3" style:class="text" style:default-outline-level="2">
      <style:paragraph-properties fo:margin-left="0.501cm" fo:margin-right="0cm" fo:margin-top="0.635cm" fo:margin-bottom="0.212cm" fo:keep-together="always" fo:text-indent="0cm" style:auto-text-indent="false" fo:keep-with-next="always"/>
      <style:text-properties fo:color="#006600"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eznam_20_s_20_odr癰kami_20_2" style:class="text" style:default-outline-level="3">
      <style:paragraph-properties fo:margin-left="1cm" fo:margin-right="0cm" fo:margin-top="0.423cm" fo:margin-bottom="0.106cm" fo:text-indent="0cm" style:auto-text-indent="false" fo:keep-with-next="always"/>
      <style:text-properties fo:color="#000080" style:font-name="Arial" fo:font-weight="bold" style:font-weight-asian="bold" style:font-name-complex="Arial"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4" style:display-name="Heading 4" style:family="paragraph" style:parent-style-name="Heading_20__28_user_29_" style:next-style-name="Text_20_body" style:class="text" style:default-outline-level="4">
      <style:paragraph-properties fo:margin-left="0cm" fo:margin-right="0cm" fo:text-indent="0cm" style:auto-text-indent="false"/>
      <style:text-properties fo:font-size="11.5pt" fo:font-style="italic" fo:font-weight="bold" style:font-size-asian="11.5pt" style:font-style-asian="italic" style:font-weight-asian="bold" style:font-name-complex="Times New Roman" style:font-size-complex="11.5pt" style:font-style-complex="italic" style:font-weight-complex="bold"/>
    </style:style>
    <style:style style:name="Heading_20_5" style:display-name="Heading 5" style:family="paragraph" style:parent-style-name="Heading_20__28_user_29_" style:next-style-name="Text_20_body" style:class="text" style:default-outline-level="5">
      <style:paragraph-properties fo:margin-left="0cm" fo:margin-right="0cm" fo:text-indent="0cm" style:auto-text-indent="false"/>
      <style:text-properties fo:font-size="11.5pt" fo:font-weight="bold" style:font-size-asian="11.5pt" style:font-weight-asian="bold" style:font-name-complex="Times New Roman" style:font-size-complex="11.5pt" style:font-weight-complex="bold"/>
    </style:style>
    <style:style style:name="Titulek" style:family="paragraph" style:parent-style-name="Standard">
      <style:paragraph-properties fo:margin-top="0.212cm" fo:margin-bottom="0.212cm"/>
      <style:text-properties fo:font-style="italic" style:font-style-asian="italic" style:font-name-complex="Tahoma" style:font-style-complex="italic"/>
    </style:style>
    <style:style style:name="Index_20__28_user_29_" style:display-name="Index (user)" style:family="paragraph" style:parent-style-name="Standard">
      <style:text-properties style:font-name-complex="Tahoma"/>
    </style:style>
    <style:style style:name="Seznam_20_s_20_odr癰kami_20_3" style:display-name="Seznam s odr癰kami 3" style:family="paragraph" style:parent-style-name="Standard">
      <style:paragraph-properties fo:margin-left="4.251cm" fo:margin-right="0cm" fo:text-indent="0cm" style:auto-text-indent="false"/>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Standard" style:next-style-name="Standard" style:class="index">
      <style:paragraph-properties fo:margin-top="0.212cm" fo:margin-bottom="0.212cm" fo:text-align="center"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Seznam_20_s_20_odr癰kami" style:display-name="Seznam s odr癰kami" style:family="paragraph" style:parent-style-name="Standard">
      <style:paragraph-properties fo:margin-left="2.021cm" fo:margin-right="0cm" fo:text-indent="-0.635cm" style:auto-text-indent="false"/>
    </style:style>
    <style:style style:name="Seznam_20_s_20_odr癰kami_20_2" style:display-name="Seznam s odr癰kami 2" style:family="paragraph" style:parent-style-name="Standard"/>
    <style:style style:name="Naz_5f_Mat_5f_Ot" style:display-name="Naz_Mat_Ot" style:family="paragraph" style:parent-style-name="Standard">
      <style:paragraph-properties fo:margin-top="0.423cm" fo:margin-bottom="0.423cm" fo:text-align="center" style:justify-single-word="false"/>
      <style:text-properties fo:color="#0070c0" fo:font-size="36pt" fo:font-weight="bold" style:font-size-asian="36pt" style:font-weight-asian="bold"/>
    </style:style>
    <style:style style:name="Mo_5f_NP1" style:display-name="Mo_NP1" style:family="paragraph" style:parent-style-name="Heading_20_1" style:next-style-name="Mo_5f_NP2" style:list-style-name="">
      <style:paragraph-properties fo:margin-left="0cm" fo:margin-right="0cm" fo:margin-top="1.058cm" fo:margin-bottom="0.635cm" fo:text-indent="0cm" style:auto-text-indent="false"/>
      <style:text-properties fo:color="#002060" style:font-name="Calibri1" style:font-weight-complex="normal"/>
    </style:style>
    <style:style style:name="Mo_5f_NP2" style:display-name="Mo_NP2" style:family="paragraph" style:parent-style-name="Heading_20_2" style:next-style-name="Mo_5f_NP3" style:list-style-name="">
      <style:paragraph-properties fo:margin-left="0.501cm" fo:margin-right="0cm" fo:margin-top="0.353cm" fo:margin-bottom="0cm" fo:line-height="115%" fo:text-indent="0cm" style:auto-text-indent="false" fo:keep-with-next="auto"/>
      <style:text-properties fo:color="#e36c0a" style:font-name="Calibri2" style:font-style-complex="normal" style:font-weight-complex="normal"/>
    </style:style>
    <style:style style:name="Mo_5f_NP3" style:display-name="Mo_NP3" style:family="paragraph" style:parent-style-name="Standard">
      <style:paragraph-properties fo:margin-left="0.3cm" fo:margin-right="0cm" fo:keep-together="always" fo:text-indent="0cm" style:auto-text-indent="false"/>
      <style:text-properties fo:color="#548dd4" fo:font-size="13pt" fo:font-weight="bold" style:font-size-asian="13pt" style:font-weight-asian="bold" style:font-size-complex="13pt"/>
    </style:style>
    <style:style style:name="Text_20_bubliny" style:display-name="Text bubliny" style:family="paragraph" style:parent-style-name="Standard">
      <style:text-properties style:font-name="Tahoma" fo:font-size="8pt" style:font-size-asian="8pt" style:font-name-complex="Tahoma" style:font-size-complex="8pt"/>
    </style:style>
    <style:style style:name="Koment_30fb_řf_2f_citace" style:display-name="Koment・řf/citace" style:family="paragraph" style:parent-style-name="Standard">
      <style:text-properties fo:color="#95b3d7" fo:font-size="11pt" fo:font-style="italic" style:font-size-asian="11pt" style:font-style-asian="italic"/>
    </style:style>
    <style:style style:name="Odstavec_20_se_20_seznamem" style:display-name="Odstavec se seznamem" style:family="paragraph" style:parent-style-name="Standard">
      <style:paragraph-properties fo:margin-left="1.27cm" fo:margin-right="0cm" fo:text-indent="0cm" style:auto-text-indent="false"/>
    </style:style>
    <style:style style:name="Mo_5f_odr癰kovan_f8f1__20_text" style:display-name="Mo_odr癰kovan text" style:family="paragraph" style:parent-style-name="Odstavec_20_se_20_seznamem"/>
    <style:style style:name="Contents_20_Heading_20__28_user_29_" style:display-name="Contents Heading (user)" style:family="paragraph" style:parent-style-name="Heading_20__28_user_29_">
      <style:text-properties fo:font-size="16pt" fo:font-weight="bold" style:font-size-asian="16pt" style:font-weight-asian="bold" style:font-name-complex="Times New Roman" style:font-size-complex="16pt" style:font-weight-complex="bold"/>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7.184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6.685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6.185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5.686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5.187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4.688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4.189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3.69cm"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2z0" style:family="text">
      <style:text-properties style:font-name="Wingdings1" style:font-name-complex="Courier New"/>
    </style:style>
    <style:style style:name="WW8Num2z1" style:family="text">
      <style:text-properties style:font-name="Wingdings 2" style:font-name-complex="Courier New"/>
    </style:style>
    <style:style style:name="WW8Num2z2" style:family="text">
      <style:text-properties style:font-name="StarSymbol" style:font-name-complex="Courier New"/>
    </style:style>
    <style:style style:name="WW8Num4z0" style:family="text">
      <style:text-properties style:font-name="Courier New" style:font-name-complex="Courier New"/>
    </style:style>
    <style:style style:name="WW8Num4z1" style:family="text">
      <style:text-properties style:font-name="Wingdings 2" style:font-name-complex="Tahoma"/>
    </style:style>
    <style:style style:name="WW8Num4z2" style:family="text">
      <style:text-properties style:font-name="Wingdings" style:font-name-complex="Tahoma"/>
    </style:style>
    <style:style style:name="WW8Num5z0" style:family="text">
      <style:text-properties style:font-name="StarSymbol" fo:font-size="9pt" style:font-name-asian="StarSymbol" style:font-size-asian="9pt"/>
    </style:style>
    <style:style style:name="WW8Num5z1" style:family="text">
      <style:text-properties style:font-name="Wingdings 2" fo:font-size="9pt" style:font-size-asian="9pt"/>
    </style:style>
    <style:style style:name="WW8Num5z2" style:family="text">
      <style:text-properties style:font-name="StarSymbol" fo:font-size="9pt" style:font-size-asian="9pt"/>
    </style:style>
    <style:style style:name="WW8Num6z0" style:family="text">
      <style:text-properties style:font-name="StarSymbol" fo:font-size="9pt" style:font-name-asian="StarSymbol" style:font-size-asian="9pt"/>
    </style:style>
    <style:style style:name="WW8Num7z0" style:family="text">
      <style:text-properties style:font-name="StarSymbol" fo:font-size="9pt" style:font-name-asian="StarSymbol" style:font-size-asian="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3z0" style:family="text">
      <style:text-properties style:font-name="Wingdings1"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4z0" style:family="text">
      <style:text-properties style:font-name="Wingdings1"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1"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1"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7z0" style:family="text">
      <style:text-properties style:font-name="Wingdings1"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8z0" style:family="text">
      <style:text-properties style:font-name="Wingdings1"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8z2" style:family="text">
      <style:text-properties style:font-name="StarSymbol" fo:font-size="9pt" style:font-size-asian="9pt" style:font-name-complex="StarSymbol" style:font-size-complex="9pt"/>
    </style:style>
    <style:style style:name="WW8Num19z0" style:family="text">
      <style:text-properties style:font-name="Wingdings1"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19z2" style:family="text">
      <style:text-properties style:font-name="StarSymbol" fo:font-size="9pt" style:font-size-asian="9pt" style:font-name-complex="StarSymbol" style:font-size-complex="9pt"/>
    </style:style>
    <style:style style:name="Absatz-Standardschriftart" style:family="text"/>
    <style:style style:name="WW8Num1z0" style:family="text">
      <style:text-properties style:font-name="Courier New" style:font-name-complex="Courier New"/>
    </style:style>
    <style:style style:name="WW8Num3z0" style:family="text">
      <style:text-properties style:font-name="Symbol1" style:font-name-complex="Tahoma"/>
    </style:style>
    <style:style style:name="Standardní_20_písmo_20_odstavce" style:display-name="Standardní písmo odstavce" style:family="text"/>
    <style:style style:name="WW8Num1z2" style:family="text">
      <style:text-properties style:font-name="Wingdings" style:font-name-complex="Tahoma"/>
    </style:style>
    <style:style style:name="WW8Num1z3" style:family="text">
      <style:text-properties style:font-name="Symbol1" style:font-name-complex="Tahoma"/>
    </style:style>
    <style:style style:name="WW8Num3z1" style:family="text">
      <style:text-properties style:font-name="Courier New" style:font-name-complex="Courier New"/>
    </style:style>
    <style:style style:name="WW8Num3z2" style:family="text">
      <style:text-properties style:font-name="Wingdings" style:font-name-complex="Tahoma"/>
    </style:style>
    <style:style style:name="WW8Num4z3" style:family="text">
      <style:text-properties style:font-name="Symbol1" style:font-name-complex="Tahoma"/>
    </style:style>
    <style:style style:name="Standardn_30fb_p_fa0e_mo_20_odstavce" style:display-name="Standardn・p﨎mo odstavce" style:family="text">
      <style:text-properties style:font-name-complex="Tahoma"/>
    </style:style>
    <style:style style:name="Nadpis_20_1_20_Char" style:display-name="Nadpis 1 Char" style:family="text" style:parent-style-name="Standardn_30fb_p_fa0e_mo_20_odstavce">
      <style:text-properties fo:color="#800000" style:font-name="Arial" fo:font-size="16pt" fo:font-weight="bold" style:font-size-asian="16pt" style:font-weight-asian="bold" style:font-name-complex="Arial" style:font-size-complex="16pt" style:font-weight-complex="bold"/>
    </style:style>
    <style:style style:name="Nadpis_20_2_20_Char" style:display-name="Nadpis 2 Char" style:family="text" style:parent-style-name="Standardn_30fb_p_fa0e_mo_20_odstavce">
      <style:text-properties fo:color="#006600"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Nadpis_20_3_20_Char" style:display-name="Nadpis 3 Char" style:family="text" style:parent-style-name="Standardn_30fb_p_fa0e_mo_20_odstavce">
      <style:text-properties fo:color="#000080" style:font-name="Arial" fo:font-weight="bold" style:font-weight-asian="bold" style:font-name-complex="Arial" style:font-weight-complex="bold"/>
    </style:style>
    <style:style style:name="Z疉lav_30fb_Char" style:display-name="Z疉lav・Char" style:family="text" style:parent-style-name="Standardn_30fb_p_fa0e_mo_20_odstavce">
      <style:text-properties style:font-name="Calibri3"/>
    </style:style>
    <style:style style:name="Z疳at_30fb_Char" style:display-name="Z疳at・Char" style:family="text" style:parent-style-name="Standardn_30fb_p_fa0e_mo_20_odstavce">
      <style:text-properties style:font-name="Calibri3"/>
    </style:style>
    <style:style style:name="Seznam_20_s_20_odr癰kami_20_3_20_Char" style:display-name="Seznam s odr癰kami 3 Char" style:family="text" style:parent-style-name="Standardn_30fb_p_fa0e_mo_20_odstavce">
      <style:text-properties style:font-name="Calibri3"/>
    </style:style>
    <style:style style:name="Internet_20_link_20__28_user_29_" style:display-name="Internet link (user)" style:family="text" style:parent-style-name="Standardn_30fb_p_fa0e_mo_20_odstavce">
      <style:text-properties fo:color="#0000ff" style:text-underline-style="solid" style:text-underline-width="auto" style:text-underline-color="font-color"/>
    </style:style>
    <style:style style:name="Z疽tupn_f8f1__20_text" style:display-name="Z疽tupn text" style:family="text" style:parent-style-name="Standardn_30fb_p_fa0e_mo_20_odstavce">
      <style:text-properties fo:color="#808080"/>
    </style:style>
    <style:style style:name="Text_20_bubliny_20_Char" style:display-name="Text bubliny Char" style:family="text" style:parent-style-name="Standardn_30fb_p_fa0e_mo_20_odstavce">
      <style:text-properties style:font-name="Tahoma" fo:font-size="8pt" style:font-size-asian="8pt" style:font-size-complex="8pt"/>
    </style:style>
    <style:style style:name="Bullet_20_Symbols_20__28_user_29_" style:display-name="Bullet Symbols (user)" style:family="text">
      <style:text-properties style:font-name="StarSymbol" fo:font-size="9pt" style:font-name-asian="StarSymbol" style:font-size-asian="9pt" style:font-name-complex="StarSymbol" style:font-size-complex="9pt"/>
    </style:style>
    <style:style style:name="Numbering_20_Symbols_20__28_user_29_" style:display-name="Numbering Symbols (user)" style:family="text">
      <style:text-properties style:font-name-complex="Tahom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WW8Num5">
      <text:list-level-style-bullet text:level="1" text:style-name="Bullet_20_Symbols" style:num-suffix="." text:bullet-char="•">
        <style:list-level-properties text:space-before="0.614cm" text:min-label-width="0.635cm"/>
        <style:text-properties style:font-name="StarSymbol2"/>
      </text:list-level-style-bullet>
      <text:list-level-style-bullet text:level="2" text:style-name="Bullet_20_Symbols" style:num-suffix="." text:bullet-char="•">
        <style:list-level-properties text:space-before="1.884cm" text:min-label-width="0.635cm"/>
        <style:text-properties style:font-name="StarSymbol2"/>
      </text:list-level-style-bullet>
      <text:list-level-style-bullet text:level="3" text:style-name="Bullet_20_Symbols" style:num-suffix="." text:bullet-char="•">
        <style:list-level-properties text:space-before="3.154cm" text:min-label-width="0.635cm"/>
        <style:text-properties style:font-name="StarSymbol2"/>
      </text:list-level-style-bullet>
      <text:list-level-style-bullet text:level="4" text:style-name="Bullet_20_Symbols" style:num-suffix="." text:bullet-char="•">
        <style:list-level-properties text:space-before="4.424cm" text:min-label-width="0.635cm"/>
        <style:text-properties style:font-name="StarSymbol2"/>
      </text:list-level-style-bullet>
      <text:list-level-style-bullet text:level="5" text:style-name="Bullet_20_Symbols" style:num-suffix="." text:bullet-char="•">
        <style:list-level-properties text:space-before="5.694cm" text:min-label-width="0.635cm"/>
        <style:text-properties style:font-name="StarSymbol2"/>
      </text:list-level-style-bullet>
      <text:list-level-style-bullet text:level="6" text:style-name="Bullet_20_Symbols" style:num-suffix="." text:bullet-char="•">
        <style:list-level-properties text:space-before="6.964cm" text:min-label-width="0.635cm"/>
        <style:text-properties style:font-name="StarSymbol2"/>
      </text:list-level-style-bullet>
      <text:list-level-style-bullet text:level="7" text:style-name="Bullet_20_Symbols" style:num-suffix="." text:bullet-char="•">
        <style:list-level-properties text:space-before="8.234cm" text:min-label-width="0.635cm"/>
        <style:text-properties style:font-name="StarSymbol2"/>
      </text:list-level-style-bullet>
      <text:list-level-style-bullet text:level="8" text:style-name="Bullet_20_Symbols" style:num-suffix="." text:bullet-char="•">
        <style:list-level-properties text:space-before="9.504cm" text:min-label-width="0.635cm"/>
        <style:text-properties style:font-name="StarSymbol2"/>
      </text:list-level-style-bullet>
      <text:list-level-style-bullet text:level="9" text:style-name="Bullet_20_Symbols" style:num-suffix="." text:bullet-char="•">
        <style:list-level-properties text:space-before="10.774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WW8Num6">
      <text:list-level-style-bullet text:level="1" text:style-name="WW8Num6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748cm" text:min-label-width="0.499cm"/>
        <style:text-properties style:font-name="Symbol"/>
      </text:list-level-style-bullet>
      <text:list-level-style-bullet text:level="2" text:style-name="WW8Num12z0" style:num-suffix="." text:bullet-char="">
        <style:list-level-properties text:space-before="1.995cm" text:min-label-width="0.499cm"/>
        <style:text-properties style:font-name="Symbol"/>
      </text:list-level-style-bullet>
      <text:list-level-style-bullet text:level="3" text:style-name="WW8Num12z0" style:num-suffix="." text:bullet-char="">
        <style:list-level-properties text:space-before="3.242cm" text:min-label-width="0.499cm"/>
        <style:text-properties style:font-name="Symbol"/>
      </text:list-level-style-bullet>
      <text:list-level-style-bullet text:level="4" text:style-name="WW8Num12z0" style:num-suffix="." text:bullet-char="">
        <style:list-level-properties text:space-before="4.489cm" text:min-label-width="0.499cm"/>
        <style:text-properties style:font-name="Symbol"/>
      </text:list-level-style-bullet>
      <text:list-level-style-bullet text:level="5" text:style-name="WW8Num12z0" style:num-suffix="." text:bullet-char="">
        <style:list-level-properties text:space-before="5.736cm" text:min-label-width="0.499cm"/>
        <style:text-properties style:font-name="Symbol"/>
      </text:list-level-style-bullet>
      <text:list-level-style-bullet text:level="6" text:style-name="WW8Num12z0" style:num-suffix="." text:bullet-char="">
        <style:list-level-properties text:space-before="6.983cm" text:min-label-width="0.499cm"/>
        <style:text-properties style:font-name="Symbol"/>
      </text:list-level-style-bullet>
      <text:list-level-style-bullet text:level="7" text:style-name="WW8Num12z0" style:num-suffix="." text:bullet-char="">
        <style:list-level-properties text:space-before="8.23cm" text:min-label-width="0.499cm"/>
        <style:text-properties style:font-name="Symbol"/>
      </text:list-level-style-bullet>
      <text:list-level-style-bullet text:level="8" text:style-name="WW8Num12z0" style:num-suffix="." text:bullet-char="">
        <style:list-level-properties text:space-before="9.478cm" text:min-label-width="0.499cm"/>
        <style:text-properties style:font-name="Symbol"/>
      </text:list-level-style-bullet>
      <text:list-level-style-bullet text:level="9" text:style-name="WW8Num12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WW8Num1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WW8Num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WW8Num1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WW8Num17">
      <text:list-level-style-bullet text:level="1" text:style-name="Bullet_20_Symbols" style:num-suffix="." text:bullet-char="•">
        <style:list-level-properties text:space-before="1.27cm" text:min-label-width="0.635cm"/>
        <style:text-properties style:font-name="StarSymbol2"/>
      </text:list-level-style-bullet>
      <text:list-level-style-bullet text:level="2" text:style-name="Bullet_20_Symbols" style:num-suffix="." text:bullet-char="•">
        <style:list-level-properties text:space-before="1.905cm" text:min-label-width="0.635cm"/>
        <style:text-properties style:font-name="StarSymbol2"/>
      </text:list-level-style-bullet>
      <text:list-level-style-bullet text:level="3" text:style-name="Bullet_20_Symbols" style:num-suffix="." text:bullet-char="•">
        <style:list-level-properties text:space-before="2.54cm" text:min-label-width="0.635cm"/>
        <style:text-properties style:font-name="StarSymbol2"/>
      </text:list-level-style-bullet>
      <text:list-level-style-bullet text:level="4" text:style-name="Bullet_20_Symbols" style:num-suffix="." text:bullet-char="•">
        <style:list-level-properties text:space-before="3.175cm" text:min-label-width="0.635cm"/>
        <style:text-properties style:font-name="StarSymbol2"/>
      </text:list-level-style-bullet>
      <text:list-level-style-bullet text:level="5" text:style-name="Bullet_20_Symbols" style:num-suffix="." text:bullet-char="•">
        <style:list-level-properties text:space-before="3.81cm" text:min-label-width="0.635cm"/>
        <style:text-properties style:font-name="StarSymbol2"/>
      </text:list-level-style-bullet>
      <text:list-level-style-bullet text:level="6" text:style-name="Bullet_20_Symbols" style:num-suffix="." text:bullet-char="•">
        <style:list-level-properties text:space-before="4.445cm" text:min-label-width="0.635cm"/>
        <style:text-properties style:font-name="StarSymbol2"/>
      </text:list-level-style-bullet>
      <text:list-level-style-bullet text:level="7" text:style-name="Bullet_20_Symbols" style:num-suffix="." text:bullet-char="•">
        <style:list-level-properties text:space-before="5.08cm" text:min-label-width="0.635cm"/>
        <style:text-properties style:font-name="StarSymbol2"/>
      </text:list-level-style-bullet>
      <text:list-level-style-bullet text:level="8" text:style-name="Bullet_20_Symbols" style:num-suffix="." text:bullet-char="•">
        <style:list-level-properties text:space-before="5.715cm" text:min-label-width="0.635cm"/>
        <style:text-properties style:font-name="StarSymbol2"/>
      </text:list-level-style-bullet>
      <text:list-level-style-bullet text:level="9" text:style-name="Bullet_20_Symbols" style:num-suffix="." text:bullet-char="•">
        <style:list-level-properties text:space-before="6.3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WW8Num18">
      <text:list-level-style-bullet text:level="1" text:style-name="WW8Num18z0" style:num-suffix="." text:bullet-char="">
        <style:list-level-properties text:space-before="0.635cm" text:min-label-width="0.635cm"/>
        <style:text-properties style:font-name="Wingdings1"/>
      </text:list-level-style-bullet>
      <text:list-level-style-bullet text:level="2" text:style-name="WW8Num18z1" style:num-suffix="." text:bullet-char="">
        <style:list-level-properties text:space-before="1.27cm" text:min-label-width="0.635cm"/>
        <style:text-properties style:font-name="Wingdings 2"/>
      </text:list-level-style-bullet>
      <text:list-level-style-bullet text:level="3" text:style-name="WW8Num18z2" style:num-suffix="." text:bullet-char="■">
        <style:list-level-properties text:space-before="1.905cm" text:min-label-width="0.635cm"/>
        <style:text-properties style:font-name="StarSymbol"/>
      </text:list-level-style-bullet>
      <text:list-level-style-bullet text:level="4" text:style-name="WW8Num18z0" style:num-suffix="." text:bullet-char="">
        <style:list-level-properties text:space-before="2.54cm" text:min-label-width="0.635cm"/>
        <style:text-properties style:font-name="Wingdings1"/>
      </text:list-level-style-bullet>
      <text:list-level-style-bullet text:level="5" text:style-name="WW8Num18z1" style:num-suffix="." text:bullet-char="">
        <style:list-level-properties text:space-before="3.175cm" text:min-label-width="0.635cm"/>
        <style:text-properties style:font-name="Wingdings 2"/>
      </text:list-level-style-bullet>
      <text:list-level-style-bullet text:level="6" text:style-name="WW8Num18z2" style:num-suffix="." text:bullet-char="■">
        <style:list-level-properties text:space-before="3.81cm" text:min-label-width="0.635cm"/>
        <style:text-properties style:font-name="StarSymbol"/>
      </text:list-level-style-bullet>
      <text:list-level-style-bullet text:level="7" text:style-name="WW8Num18z0" style:num-suffix="." text:bullet-char="">
        <style:list-level-properties text:space-before="4.445cm" text:min-label-width="0.635cm"/>
        <style:text-properties style:font-name="Wingdings1"/>
      </text:list-level-style-bullet>
      <text:list-level-style-bullet text:level="8" text:style-name="WW8Num18z1" style:num-suffix="." text:bullet-char="">
        <style:list-level-properties text:space-before="5.08cm" text:min-label-width="0.635cm"/>
        <style:text-properties style:font-name="Wingdings 2"/>
      </text:list-level-style-bullet>
      <text:list-level-style-bullet text:level="9" text:style-name="WW8Num1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0.859cm" style:type="center"/>
          <style:tab-stop style:position="18.098cm" style:type="right"/>
        </style:tab-stops>
      </style:paragraph-properties>
    </style:style>
    <style:style style:name="P2" style:family="paragraph" style:parent-style-name="Footer">
      <style:paragraph-properties fo:text-align="end" style:justify-single-word="false" fo:padding="0cm" fo:border-left="none" fo:border-right="none" fo:border-top="0.002cm solid #000000" fo:border-bottom="none"/>
    </style:style>
    <style:page-layout style:name="pm1">
      <style:page-layout-properties fo:page-width="21.001cm" fo:page-height="29.7cm" style:num-format="1" style:print-orientation="portrait" fo:margin-top="0.801cm" fo:margin-bottom="0.801cm" fo:margin-left="1.501cm" fo:margin-right="1.316cm" style:writing-mode="lr-tb" style:layout-grid-color="#c0c0c0" style:layout-grid-lines="4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04cm" fo:margin-left="0cm" fo:margin-right="0cm" fo:margin-bottom="1.005cm" style:dynamic-spacing="true"/>
      </style:header-style>
      <style:footer-style>
        <style:header-footer-properties fo:min-height="1.505cm" fo:margin-left="0cm" fo:margin-right="0cm" fo:margin-top="1.406cm" style:dynamic-spacing="true"/>
      </style:footer-style>
    </style:page-layout>
  </office:automatic-styles>
  <office:master-styles>
    <style:master-page style:name="Standard" style:page-layout-name="pm1">
      <style:header>
        <text:p text:style-name="P1">Informační technologie - MO č. 12<text:tab/>Procesor <text:s/>Intel 80386<text:tab/>Lukáš Viezán</text:p>
      </style:header>
      <style:footer>
        <text:p text:style-name="P2">Strana <text:page-number text:select-page="current">6</text:page-number> z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Technologie procesoru Intel 80386</dc:title>
    <meta:editing-cycles>1</meta:editing-cycles>
    <meta:editing-duration>PT0S</meta:editing-duration>
    <meta:user-defined meta:name="Informace 1"/>
    <meta:user-defined meta:name="Informace 2"/>
    <meta:user-defined meta:name="Informace 3"/>
    <meta:user-defined meta:name="Informace 4"/>
    <meta:user-defined meta:name="Info 1" meta:value-type="string"/>
    <meta:user-defined meta:name="Info 2" meta:value-type="string"/>
    <meta:user-defined meta:name="Info 3" meta:value-type="string"/>
    <meta:user-defined meta:name="Info 4" meta:value-type="string"/>
    <meta:document-statistic meta:table-count="0" meta:image-count="3" meta:object-count="0" meta:page-count="6" meta:paragraph-count="134" meta:word-count="1409" meta:character-count="9752"/>
  </office:meta>
</office:document-meta>
</file>